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53.73mm"/>
    </style:style>
    <style:style style:name="co8" style:family="table-column">
      <style:table-column-properties fo:break-before="auto" style:column-width="32.97mm"/>
    </style:style>
    <style:style style:name="co9" style:family="table-column">
      <style:table-column-properties fo:break-before="auto" style:column-width="35.68mm"/>
    </style:style>
    <style:style style:name="co10" style:family="table-column">
      <style:table-column-properties fo:break-before="auto" style:column-width="51.86mm"/>
    </style:style>
    <style:style style:name="co11" style:family="table-column">
      <style:table-column-properties fo:break-before="auto" style:column-width="29.21mm"/>
    </style:style>
    <style:style style:name="co12" style:family="table-column">
      <style:table-column-properties fo:break-before="auto" style:column-width="140.88mm"/>
    </style:style>
    <style:style style:name="co13" style:family="table-column">
      <style:table-column-properties fo:break-before="auto" style:column-width="44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04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10036" number:language="es" number:country="C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4f81bd" style:rotation-align="none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fo:background-color="#eeece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0036">
      <style:table-cell-properties fo:background-color="#eeece1" style:rotation-align="none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ccff99" fo:border-left="0.06pt solid #000000" fo:border-right="none" fo:border-top="none"/>
    </style:style>
    <style:style style:name="ce1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ccff99" fo:border-left="none" fo:border-right="none" fo:border-top="none"/>
    </style:style>
    <style:style style:name="ce1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style:font-name="Calibri" style:font-name-asian="Noto Sans CJK SC Regular" style:font-name-complex="Calibri"/>
    </style:style>
    <style:style style:name="ce2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underline-style="none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Personas</text:p>
          </table:table-cell>
          <table:table-cell table:style-name="ce4" table:number-columns-repeated="5"/>
          <table:table-cell table:number-columns-repeated="2"/>
          <table:table-cell table:style-name="ce1" office:value-type="string" calcext:value-type="string">
            <text:p>Empleado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ersonaId</text:p>
          </table:table-cell>
          <table:table-cell table:style-name="ce3" office:value-type="string" calcext:value-type="string">
            <text:p>NombreUsuari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5" office:value-type="string" calcext:value-type="string">
            <text:p>Telefono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ID_Ubicacion</text:p>
          </table:table-cell>
          <table:table-cell/>
          <table:table-cell table:style-name="ce2" office:value-type="string" calcext:value-type="string">
            <text:p>ID_Empleado</text:p>
          </table:table-cell>
          <table:table-cell table:style-name="ce5" office:value-type="string" calcext:value-type="string">
            <text:p>PersonaId</text:p>
          </table:table-cell>
          <table:table-cell table:style-name="ce5" office:value-type="string" calcext:value-type="string">
            <text:p>TipoEmpleado</text:p>
          </table:table-cell>
          <table:table-cell table:style-name="ce5" office:value-type="string" calcext:value-type="string">
            <text:p>Cedula</text:p>
          </table:table-cell>
          <table:table-cell table:style-name="ce3" office:value-type="string" calcext:value-type="string">
            <text:p>Contraseña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estadoCivil</text:p>
          </table:table-cell>
          <table:table-cell table:style-name="ce3" office:value-type="string" calcext:value-type="string">
            <text:p>CuentaBancaria</text:p>
          </table:table-cell>
          <table:table-cell table:style-name="ce5" office:value-type="string" calcext:value-type="string">
            <text:p>IdEmpleadoLicencia</text:p>
          </table:table-cell>
          <table:table-cell table:number-columns-repeated="100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ndon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Mendez</text:p>
          </table:table-cell>
          <table:table-cell table:style-name="ce3" office:value-type="float" office:value="62091232" calcext:value-type="float">
            <text:p>62091232</text:p>
          </table:table-cell>
          <table:table-cell table:style-name="ce6" office:value-type="string" calcext:value-type="string">
            <text:p><text:a xlink:href="mailto:brandon-ndsi@hotmail.com" xlink:type="simple">brandon-ndsi@hotmail.com</text:a></text:p>
          </table:table-cell>
          <table:table-cell table:style-name="ce3" office:value-type="string" calcext:value-type="string">
            <text:p>Z1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3" office:value-type="float" office:value="207210905" calcext:value-type="float">
            <text:p>207210905</text:p>
          </table:table-cell>
          <table:table-cell table:style-name="ce3" office:value-type="float" office:value="12345" calcext:value-type="float">
            <text:p>123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Soltero</text:p>
          </table:table-cell>
          <table:table-cell table:style-name="ce3" office:value-type="float" office:value="1244251234" calcext:value-type="float">
            <text:p>1244251234</text:p>
          </table:table-cell>
          <table:table-cell table:style-name="ce3" office:value-type="string" calcext:value-type="string">
            <text:p>L2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Chavarria</text:p>
          </table:table-cell>
          <table:table-cell table:style-name="ce3" office:value-type="string" calcext:value-type="string">
            <text:p>Arroyo</text:p>
          </table:table-cell>
          <table:table-cell table:style-name="ce3" office:value-type="float" office:value="14358765" calcext:value-type="float">
            <text:p>14358765</text:p>
          </table:table-cell>
          <table:table-cell table:style-name="ce6" office:value-type="string" calcext:value-type="string">
            <text:p><text:a xlink:href="mailto:juaracha@gmail.com" xlink:type="simple">juaracha@gmail.com</text:a></text:p>
          </table:table-cell>
          <table:table-cell table:style-name="ce3" office:value-type="string" calcext:value-type="string">
            <text:p>Z3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isado</text:p>
          </table:table-cell>
          <table:table-cell table:style-name="ce3" office:value-type="float" office:value="109870234" calcext:value-type="float">
            <text:p>109870234</text:p>
          </table:table-cell>
          <table:table-cell table:style-name="ce3" office:value-type="float" office:value="54321" calcext:value-type="float">
            <text:p>543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Union Libre</text:p>
          </table:table-cell>
          <table:table-cell table:style-name="ce3" office:value-type="float" office:value="1265748392" calcext:value-type="float">
            <text:p>1265748392</text:p>
          </table:table-cell>
          <table:table-cell table:style-name="ce3" office:value-type="string" calcext:value-type="string">
            <text:p>L1</text:p>
          </table:table-cell>
          <table:table-cell table:number-columns-repeated="100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vid</text:p>
          </table:table-cell>
          <table:table-cell table:number-columns-repeated="2" table:style-name="ce3" office:value-type="string" calcext:value-type="string">
            <text:p>Salas</text:p>
          </table:table-cell>
          <table:table-cell table:style-name="ce3" office:value-type="float" office:value="73950274" calcext:value-type="float">
            <text:p>73950274</text:p>
          </table:table-cell>
          <table:table-cell table:style-name="ce6" office:value-type="string" calcext:value-type="string">
            <text:p><text:a xlink:href="mailto:salasgates@hotmail.com" xlink:type="simple">salasgates@hotmail.com</text:a></text:p>
          </table:table-cell>
          <table:table-cell table:style-name="ce3" office:value-type="string" calcext:value-type="string">
            <text:p>Z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ajero</text:p>
          </table:table-cell>
          <table:table-cell table:style-name="ce3" office:value-type="float" office:value="304560948" calcext:value-type="float">
            <text:p>30456094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sculino</text:p>
          </table:table-cell>
          <table:table-cell table:style-name="ce3" office:value-type="string" calcext:value-type="string">
            <text:p>Casado</text:p>
          </table:table-cell>
          <table:table-cell table:style-name="ce3" office:value-type="float" office:value="1241454634" calcext:value-type="float">
            <text:p>1241454634</text:p>
          </table:table-cell>
          <table:table-cell table:style-name="ce3" office:value-type="string" calcext:value-type="string">
            <text:p>L3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lisabeth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Castro</text:p>
          </table:table-cell>
          <table:table-cell table:style-name="ce3" office:value-type="float" office:value="12345436" calcext:value-type="float">
            <text:p>12345436</text:p>
          </table:table-cell>
          <table:table-cell table:style-name="ce6" office:value-type="string" calcext:value-type="string">
            <text:p><text:a xlink:href="mailto:elirodri@gmail.com" xlink:type="simple">elirodri@gmail.com</text:a></text:p>
          </table:table-cell>
          <table:table-cell table:style-name="ce3" office:value-type="string" calcext:value-type="string">
            <text:p>Z2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Oscar</text:p>
          </table:table-cell>
          <table:table-cell table:style-name="ce3" office:value-type="string" calcext:value-type="string">
            <text:p>Mejias</text:p>
          </table:table-cell>
          <table:table-cell table:style-name="ce3" office:value-type="string" calcext:value-type="string">
            <text:p>Morera</text:p>
          </table:table-cell>
          <table:table-cell table:style-name="ce3" office:value-type="float" office:value="88940376" calcext:value-type="float">
            <text:p>88940376</text:p>
          </table:table-cell>
          <table:table-cell table:style-name="ce6" office:value-type="string" calcext:value-type="string">
            <text:p><text:a xlink:href="mailto:oscmeji@hotmail.com" xlink:type="simple">oscmeji@hotmail.com</text:a></text:p>
          </table:table-cell>
          <table:table-cell table:style-name="ce3" office:value-type="string" calcext:value-type="string">
            <text:p>Z2</text:p>
          </table:table-cell>
          <table:table-cell table:number-columns-repeated="1017"/>
        </table:table-row>
        <table:table-row table:style-name="ro2">
          <table:table-cell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7"/>
          <table:table-cell table:style-name="ce1" office:value-type="string" calcext:value-type="string">
            <text:p>TipoEmplead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D Cliente</text:p>
          </table:table-cell>
          <table:table-cell table:style-name="ce5" office:value-type="string" calcext:value-type="string">
            <text:p>PersonaId</text:p>
          </table:table-cell>
          <table:table-cell table:style-name="ce3" office:value-type="string" calcext:value-type="string">
            <text:p>DireccionExacta</text:p>
          </table:table-cell>
          <table:table-cell table:style-name="ce3" table:number-columns-repeated="3"/>
          <table:table-cell table:number-columns-repeated="2"/>
          <table:table-cell table:style-name="ce2" office:value-type="string" calcext:value-type="string">
            <text:p>TipoEmpleado</text:p>
          </table:table-cell>
          <table:table-cell table:style-name="ce3" office:value-type="string" calcext:value-type="string">
            <text:p>salarioBase</text:p>
          </table:table-cell>
          <table:table-cell table:style-name="ce3" office:value-type="string" calcext:value-type="string">
            <text:p>descripcion</text:p>
          </table:table-cell>
          <table:table-cell table:style-name="ce3" table:number-columns-repeated="2"/>
          <table:table-cell table:style-name="ce3" office:value-type="string" calcext:value-type="string">
            <text:p>horaExtra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nte verde departamento lily, la victoria, rio frio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Administrador</text:p>
          </table:table-cell>
          <table:table-cell table:style-name="ce3" office:value-type="float" office:value="500000" calcext:value-type="float">
            <text:p>500000</text:p>
          </table:table-cell>
          <table:table-cell table:style-name="ce3" office:value-type="string" calcext:value-type="string">
            <text:p>Puede agregar empleados,productos, zonas, etc</text:p>
          </table:table-cell>
          <table:table-cell table:style-name="ce3" table:number-columns-repeated="2"/>
          <table:table-cell table:style-name="ce3"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arrio san marcos frente a la universidad nacional</text:p>
          </table:table-cell>
          <table:table-cell table:style-name="ce3" table:number-columns-repeated="3"/>
          <table:table-cell table:number-columns-repeated="2"/>
          <table:table-cell table:style-name="ce3" office:value-type="string" calcext:value-type="string">
            <text:p>Cajero</text:p>
          </table:table-cell>
          <table:table-cell table:style-name="ce3" office:value-type="float" office:value="300000" calcext:value-type="float">
            <text:p>300000</text:p>
          </table:table-cell>
          <table:table-cell table:style-name="ce3" office:value-type="string" calcext:value-type="string">
            <text:p>Solo puede vender</text:p>
          </table:table-cell>
          <table:table-cell table:style-name="ce3" table:number-columns-repeated="2"/>
          <table:table-cell table:style-name="ce3" office:value-type="float" office:value="2000" calcext:value-type="float">
            <text:p>2000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3" office:value-type="string" calcext:value-type="string">
            <text:p>Motorisado</text:p>
          </table:table-cell>
          <table:table-cell table:style-name="ce3" office:value-type="float" office:value="250000" calcext:value-type="float">
            <text:p>250000</text:p>
          </table:table-cell>
          <table:table-cell table:style-name="ce3" office:value-type="string" calcext:value-type="string">
            <text:p>viaja a la direccion de los clientes y reparte el pedido</text:p>
          </table:table-cell>
          <table:table-cell table:style-name="ce3" table:number-columns-repeated="2"/>
          <table:table-cell table:style-name="ce3" office:value-type="float" office:value="2000" calcext:value-type="float">
            <text:p>2000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table:style-name="ce1" office:value-type="string" calcext:value-type="string">
            <text:p>Zon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_Ubicacion</text:p>
          </table:table-cell>
          <table:table-cell table:style-name="ce3" office:value-type="string" calcext:value-type="string">
            <text:p>NombreUbicacion</text:p>
          </table:table-cell>
          <table:table-cell table:style-name="ce3" office:value-type="string" calcext:value-type="string">
            <text:p>PrecioZona</text:p>
          </table:table-cell>
          <table:table-cell table:number-columns-repeated="5"/>
          <table:table-cell table:style-name="ce1" office:value-type="string" calcext:value-type="string">
            <text:p>EmpeadoLicencia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tbvehiculo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PuertoViejo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5"/>
          <table:table-cell table:style-name="ce2" office:value-type="string" calcext:value-type="string">
            <text:p>IdEmpleadoLicencia</text:p>
          </table:table-cell>
          <table:table-cell table:style-name="ce3" office:value-type="string" calcext:value-type="string">
            <text:p>LicenciaVigencia</text:p>
          </table:table-cell>
          <table:table-cell table:style-name="ce5" office:value-type="string" calcext:value-type="string">
            <text:p>IdVehiculo</text:p>
          </table:table-cell>
          <table:table-cell table:number-columns-repeated="2"/>
          <table:table-cell table:style-name="ce2" office:value-type="string" calcext:value-type="string">
            <text:p>vehiculoid</text:p>
          </table:table-cell>
          <table:table-cell table:style-name="ce3" office:value-type="string" calcext:value-type="string">
            <text:p>vehiculonombre</text:p>
          </table:table-cell>
          <table:table-cell table:style-name="ce3" office:value-type="string" calcext:value-type="string">
            <text:p>vehiculomarca</text:p>
          </table:table-cell>
          <table:table-cell table:style-name="ce3" office:value-type="string" calcext:value-type="string">
            <text:p>vehiculomodelo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Hoquetas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table:style-name="ce3" office:value-type="string" calcext:value-type="string">
            <text:p>L1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07776" calcext:value-type="float">
            <text:p>407776</text:p>
          </table:table-cell>
          <table:table-cell table:style-name="ce3" office:value-type="string" calcext:value-type="string">
            <text:p>Honda</text:p>
          </table:table-cell>
          <table:table-cell table:style-name="ce3" office:value-type="float" office:value="2008" calcext:value-type="float">
            <text:p>2008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3</text:p>
          </table:table-cell>
          <table:table-cell table:style-name="ce3" office:value-type="string" calcext:value-type="string">
            <text:p>Finca6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table:style-name="ce3" office:value-type="string" calcext:value-type="string">
            <text:p>L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08734" calcext:value-type="float">
            <text:p>608734</text:p>
          </table:table-cell>
          <table:table-cell table:style-name="ce3" office:value-type="string" calcext:value-type="string">
            <text:p>Hilux</text:p>
          </table:table-cell>
          <table:table-cell table:style-name="ce3" office:value-type="float" office:value="2017" calcext:value-type="float">
            <text:p>201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Z4</text:p>
          </table:table-cell>
          <table:table-cell table:style-name="ce3" office:value-type="string" calcext:value-type="string">
            <text:p>Finca11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5"/>
          <table:table-cell table:style-name="ce3" office:value-type="string" calcext:value-type="string">
            <text:p>L3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90765" calcext:value-type="float">
            <text:p>490765</text:p>
          </table:table-cell>
          <table:table-cell table:style-name="ce3" office:value-type="string" calcext:value-type="string">
            <text:p>yamaha</text:p>
          </table:table-cell>
          <table:table-cell table:style-name="ce3" office:value-type="float" office:value="2005" calcext:value-type="float">
            <text:p>2005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lacionProducto</text:p>
          </table:table-cell>
          <table:table-cell table:style-name="ce1"/>
          <table:table-cell/>
          <table:table-cell table:style-name="ce1" office:value-type="string" calcext:value-type="string">
            <text:p>Productos</text:p>
          </table:table-cell>
          <table:table-cell table:number-columns-repeated="4"/>
          <table:table-cell table:style-name="ce1" office:value-type="string" calcext:value-type="string">
            <text:p>MateriaPrima</text:p>
          </table:table-cell>
          <table:table-cell table:number-columns-repeated="4"/>
          <table:table-cell table:style-name="ce1" office:value-type="string" calcext:value-type="string">
            <text:p>TipoMateriaPrima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ID_producto</text:p>
          </table:table-cell>
          <table:table-cell table:style-name="ce2" office:value-type="string" calcext:value-type="string">
            <text:p>ID materiaPrima</text:p>
          </table:table-cell>
          <table:table-cell/>
          <table:table-cell table:style-name="ce2" office:value-type="string" calcext:value-type="string">
            <text:p>ID_producto</text:p>
          </table:table-cell>
          <table:table-cell table:style-name="ce3" office:value-type="string" calcext:value-type="string">
            <text:p>Nombre_Producto</text:p>
          </table:table-cell>
          <table:table-cell table:style-name="ce3" office:value-type="string" calcext:value-type="string">
            <text:p>Precio</text:p>
          </table:table-cell>
          <table:table-cell table:number-columns-repeated="2"/>
          <table:table-cell table:style-name="ce2" office:value-type="string" calcext:value-type="string">
            <text:p>ID materiaPrima</text:p>
          </table:table-cell>
          <table:table-cell table:style-name="ce3" office:value-type="string" calcext:value-type="string">
            <text:p>Nombre_Producto</text:p>
          </table:table-cell>
          <table:table-cell table:style-name="ce3" office:value-type="string" calcext:value-type="string">
            <text:p>PrecioUnidad</text:p>
          </table:table-cell>
          <table:table-cell table:style-name="ce3" office:value-type="string" calcext:value-type="string">
            <text:p>Tipo</text:p>
          </table:table-cell>
          <table:table-cell/>
          <table:table-cell table:style-name="ce2" office:value-type="string" calcext:value-type="string">
            <text:p>IDTipoMateriaPrima</text:p>
          </table:table-cell>
          <table:table-cell table:style-name="ce3" office:value-type="string" calcext:value-type="string">
            <text:p>NombreTipoMateriaPrima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MP1</text:p>
          </table:table-cell>
          <table:table-cell table:style-name="ce4"/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2Piezas</text:p>
          </table:table-cell>
          <table:table-cell table:style-name="ce3" office:value-type="float" office:value="2500" calcext:value-type="float">
            <text:p>2500</text:p>
          </table:table-cell>
          <table:table-cell table:number-columns-repeated="2"/>
          <table:table-cell table:style-name="ce3" office:value-type="string" calcext:value-type="string">
            <text:p>MP1</text:p>
          </table:table-cell>
          <table:table-cell table:style-name="ce3" office:value-type="string" calcext:value-type="string">
            <text:p>condimento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cina 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MP1</text:p>
          </table:table-cell>
          <table:table-cell table:style-name="ce4"/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4piezas</text:p>
          </table:table-cell>
          <table:table-cell table:style-name="ce3" office:value-type="float" office:value="4500" calcext:value-type="float">
            <text:p>4500</text:p>
          </table:table-cell>
          <table:table-cell table:number-columns-repeated="2"/>
          <table:table-cell table:style-name="ce3" office:value-type="string" calcext:value-type="string">
            <text:p>MP34</text:p>
          </table:table-cell>
          <table:table-cell table:style-name="ce3" office:value-type="string" calcext:value-type="string">
            <text:p>tortas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impieza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MP7</text:p>
          </table:table-cell>
          <table:table-cell table:style-name="ce4"/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HamburquesaJunior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2"/>
          <table:table-cell table:style-name="ce3" office:value-type="string" calcext:value-type="string">
            <text:p>MP7</text:p>
          </table:table-cell>
          <table:table-cell table:style-name="ce3" office:value-type="string" calcext:value-type="string">
            <text:p>Pan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MP34</text:p>
          </table:table-cell>
          <table:table-cell table:style-name="ce4"/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Combo3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2"/>
          <table:table-cell table:style-name="ce3" office:value-type="string" calcext:value-type="string">
            <text:p>MP4</text:p>
          </table:table-cell>
          <table:table-cell table:style-name="ce3" office:value-type="string" calcext:value-type="string">
            <text:p>Papa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9"/>
          <table:table-cell table:number-columns-repeated="1007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P4</text:p>
          </table:table-cell>
          <table:table-cell table:style-name="ce4" table:number-columns-repeated="2"/>
          <table:table-cell table:number-columns-repeated="4"/>
          <table:table-cell table:style-name="ce3" office:value-type="string" calcext:value-type="string">
            <text:p>MP 17</text:p>
          </table:table-cell>
          <table:table-cell table:style-name="ce3" office:value-type="string" calcext:value-type="string">
            <text:p>Desinfectante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MP1</text:p>
          </table:table-cell>
          <table:table-cell table:number-columns-repeated="1022"/>
        </table:table-row>
        <table:table-row table:style-name="ro2">
          <table:table-cell table:number-columns-repeated="13"/>
          <table:table-cell table:style-name="ce8"/>
          <table:table-cell table:number-columns-repeated="1010"/>
        </table:table-row>
        <table:table-row table:style-name="ro1">
          <table:table-cell table:style-name="ce1" office:value-type="string" calcext:value-type="string">
            <text:p>Ventas</text:p>
          </table:table-cell>
          <table:table-cell table:number-columns-repeated="9"/>
          <table:table-cell table:style-name="ce1" office:value-type="string" calcext:value-type="string">
            <text:p>Factura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_venta</text:p>
          </table:table-cell>
          <table:table-cell table:style-name="ce5" office:value-type="string" calcext:value-type="string">
            <text:p>ID_Empleado</text:p>
          </table:table-cell>
          <table:table-cell table:style-name="ce3" office:value-type="string" calcext:value-type="string">
            <text:p>CantidadProducto</text:p>
          </table:table-cell>
          <table:table-cell table:style-name="ce3" office:value-type="string" calcext:value-type="string">
            <text:p>ID_producto</text:p>
          </table:table-cell>
          <table:table-cell table:style-name="ce3" office:value-type="string" calcext:value-type="string">
            <text:p>ID_Ubicacion</text:p>
          </table:table-cell>
          <table:table-cell table:style-name="ce3" office:value-type="string" calcext:value-type="string">
            <text:p>TotalPedido</text:p>
          </table:table-cell>
          <table:table-cell table:style-name="ce3" office:value-type="string" calcext:value-type="string">
            <text:p>Pagacon</text:p>
          </table:table-cell>
          <table:table-cell table:style-name="ce3" office:value-type="string" calcext:value-type="string">
            <text:p>VueltoPago</text:p>
          </table:table-cell>
          <table:table-cell table:style-name="ce5" office:value-type="string" calcext:value-type="string">
            <text:p>ID_Factura</text:p>
          </table:table-cell>
          <table:table-cell/>
          <table:table-cell table:style-name="ce2" office:value-type="string" calcext:value-type="string">
            <text:p>ID_Factura</text:p>
          </table:table-cell>
          <table:table-cell table:style-name="ce5" office:value-type="string" calcext:value-type="string">
            <text:p>PersonaId</text:p>
          </table:table-cell>
          <table:table-cell table:style-name="ce3" office:value-type="string" calcext:value-type="string">
            <text:p>Fecha</text:p>
          </table:table-cell>
          <table:table-cell table:number-columns-repeated="1011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E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Z1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string" calcext:value-type="string">
            <text:p>200F</text:p>
          </table:table-cell>
          <table:table-cell/>
          <table:table-cell table:style-name="ce3" office:value-type="string" calcext:value-type="string">
            <text:p>200F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date" office:date-value="2017-05-15" calcext:value-type="date">
            <text:p>15/05/2017</text:p>
          </table:table-cell>
          <table:table-cell table:number-columns-repeated="1011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Z2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207F</text:p>
          </table:table-cell>
          <table:table-cell/>
          <table:table-cell table:style-name="ce3" office:value-type="string" calcext:value-type="string">
            <text:p>207F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date" office:date-value="2017-06-01" calcext:value-type="date">
            <text:p>01/06/2017</text:p>
          </table:table-cell>
          <table:table-cell table:number-columns-repeated="1011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E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Z3</text:p>
          </table:table-cell>
          <table:table-cell table:style-name="ce3" office:value-type="float" office:value="6100" calcext:value-type="float">
            <text:p>610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99F</text:p>
          </table:table-cell>
          <table:table-cell/>
          <table:table-cell table:style-name="ce3" office:value-type="string" calcext:value-type="string">
            <text:p>199F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7-05-15" calcext:value-type="date">
            <text:p>15/05/2017</text:p>
          </table:table-cell>
          <table:table-cell table:number-columns-repeated="1011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Z4</text:p>
          </table:table-cell>
          <table:table-cell table:number-columns-repeated="2" table:style-name="ce3" office:value-type="float" office:value="5500" calcext:value-type="float">
            <text:p>5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7F</text:p>
          </table:table-cell>
          <table:table-cell/>
          <table:table-cell table:style-name="ce3" office:value-type="string" calcext:value-type="string">
            <text:p>27F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date" office:date-value="2017-03-07" calcext:value-type="date">
            <text:p>07/03/2017</text:p>
          </table:table-cell>
          <table:table-cell table:number-columns-repeated="1011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3" office:value-type="string" calcext:value-type="string">
            <text:p>E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Z2</text:p>
          </table:table-cell>
          <table:table-cell table:number-columns-repeated="2" table:style-name="ce3" office:value-type="float" office:value="6000" calcext:value-type="float">
            <text:p>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8F</text:p>
          </table:table-cell>
          <table:table-cell/>
          <table:table-cell table:style-name="ce3" office:value-type="string" calcext:value-type="string">
            <text:p>78F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date" office:date-value="2017-06-05" calcext:value-type="date">
            <text:p>05/06/2017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D VEHICULO" table:style-name="ta2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19" table:default-cell-style-name="Default"/>
        <table:table-row table:style-name="ro2">
          <table:table-cell/>
          <table:table-cell table:style-name="ce10" office:value-type="string" calcext:value-type="string" table:number-columns-spanned="2" table:number-rows-spanned="2">
            <text:p>GRUD VEHICULO</text:p>
          </table:table-cell>
          <table:covered-table-cell table:style-name="ce16"/>
          <table:table-cell table:number-columns-repeated="1021"/>
        </table:table-row>
        <table:table-row table:style-name="ro2">
          <table:table-cell/>
          <table:covered-table-cell table:style-name="ce11"/>
          <table:covered-table-cell table:style-name="ce1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table:formula="of:=[.G16]" office:value-type="string" office:string-value="Metodo" calcext:value-type="string">
            <text:p>Metodo</text:p>
          </table:table-cell>
          <table:table-cell table:style-name="ce18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Variables</text:p>
          </table:table-cell>
          <table:table-cell table:style-name="ce19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Buscar por:</text:p>
          </table:table-cell>
          <table:table-cell table:style-name="ce19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Acción</text:p>
          </table:table-cell>
          <table:table-cell table:style-name="ce19" table:formula="of:=[.E18]&amp;&quot; &quot;&amp;[Tablas.N15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Datos a</text:p>
            <text:p>Enviar.</text:p>
          </table:table-cell>
          <table:table-cell table:style-name="ce19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Resultado</text:p>
          </table:table-cell>
          <table:table-cell table:style-name="ce19" table:formula="of:=[.E19]&amp;&quot; &quot;&amp;[Tablas.N16]&amp;&quot; &quot;&amp;[Tablas.O16]&amp;&quot; &quot;&amp;[Tablas.P16]&amp;&quot; &quot;&amp;[Tablas.Q16]" office:value-type="string" office:string-value="Elimina  vehiculoid vehiculonombre vehiculomarca vehiculomodelo" calcext:value-type="string">
            <text:p>Elimina <text:s/>vehiculoid vehiculonombre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Método</text:p>
          </table:table-cell>
          <table:table-cell table:style-name="ce20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Variables</text:p>
          </table:table-cell>
          <table:table-cell table:style-name="ce19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Buscar por:</text:p>
          </table:table-cell>
          <table:table-cell table:style-name="ce19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Datos a</text:p>
            <text:p> Enviar.</text:p>
          </table:table-cell>
          <table:table-cell table:style-name="ce19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Acción</text:p>
          </table:table-cell>
          <table:table-cell table:style-name="ce19" table:formula="of:=[.E18]&amp;&quot; &quot;&amp;[Tablas.N15]" office:value-type="string" office:string-value="Modifica la tbvehiculos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Resultado</text:p>
          </table:table-cell>
          <table:table-cell table:style-name="ce19" table:formula="of:=[.E20]&amp;&quot; &quot;&amp;[Tablas.O16]&amp;&quot; &quot;&amp;[Tablas.P16]&amp;&quot; &quot;&amp;[Tablas.Q16]" office:value-type="string" office:string-value="Actualiza  vehiculonombre vehiculomarca vehiculomodelo" calcext:value-type="string">
            <text:p>Actualiza <text:s/>vehiculonombre vehiculomarca vehiculomodelo</text:p>
          </table:table-cell>
          <table:table-cell table:number-columns-repeated="3"/>
          <table:table-cell table:style-name="ce25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3"/>
          <table:table-cell table:number-columns-repeated="2"/>
          <table:table-cell table:style-name="ce23" office:value-type="string" calcext:value-type="string">
            <text:p>NOTAS</text:p>
          </table:table-cell>
          <table:table-cell/>
          <table:table-cell table:style-name="ce26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4" table:formula="of:=[.G16]" office:value-type="string" office:string-value="Metodo" calcext:value-type="string">
            <text:p>Metodo</text:p>
          </table:table-cell>
          <table:table-cell table:style-name="ce21" table:formula="of:=[.G19]" office:value-type="string" office:string-value="Create" calcext:value-type="string">
            <text:p>Create</text:p>
          </table:table-cell>
          <table:table-cell/>
          <table:table-cell table:style-name="ce19" office:value-type="string" calcext:value-type="string">
            <text:p>Modifica la</text:p>
          </table:table-cell>
          <table:table-cell/>
          <table:table-cell table:style-name="ce26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22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/>
          <table:table-cell table:style-name="ce19" office:value-type="string" calcext:value-type="string">
            <text:p>Elimina </text:p>
          </table:table-cell>
          <table:table-cell/>
          <table:table-cell table:style-name="ce26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9" office:value-type="string" calcext:value-type="string">
            <text:p>NULL</text:p>
          </table:table-cell>
          <table:table-cell/>
          <table:table-cell table:style-name="ce19" office:value-type="string" calcext:value-type="string">
            <text:p>Actualiza </text:p>
          </table:table-cell>
          <table:table-cell/>
          <table:table-cell table:style-name="ce26" office:value-type="string" calcext:value-type="string">
            <text:p>Buscar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Datos a  </text:p>
            <text:p>Enviar.</text:p>
          </table:table-cell>
          <table:table-cell table:style-name="ce19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/>
          <table:table-cell table:style-name="ce19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9" table:formula="of:=[.E18]&amp;&quot; &quot;&amp;[Tablas.N15]" office:value-type="string" office:string-value="Modifica la tbvehiculos" calcext:value-type="string">
            <text:p>Modifica la tbvehiculos</text:p>
          </table:table-cell>
          <table:table-cell/>
          <table:table-cell table:style-name="ce24" office:value-type="string" calcext:value-type="string">
            <text:p>nuevo vehículo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9" table:formula="of:=[.E21]&amp;&quot; &quot;&amp;[.E22]" office:value-type="string" office:string-value="Crea un nuevo vehículo" calcext:value-type="string">
            <text:p>Crea un nuevo vehículo</text:p>
          </table:table-cell>
          <table:table-cell/>
          <table:table-cell table:style-name="ce19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table:formula="of:=[.G16]" office:value-type="string" office:string-value="Metodo" calcext:value-type="string">
            <text:p>Metodo</text:p>
          </table:table-cell>
          <table:table-cell table:style-name="ce21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22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9" table:formula="of:=[Tablas.O16]" office:value-type="string" office:string-value="vehiculonombre" calcext:value-type="string">
            <text:p>vehiculonombre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Datos a  </text:p>
            <text:p>Enviar.</text:p>
          </table:table-cell>
          <table:table-cell table:style-name="ce22" table:formula="of:=[Tablas.O16]" office:value-type="string" office:string-value="vehiculonombre" calcext:value-type="string">
            <text:p>vehiculonombre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9" table:formula="of:=[.E23]&amp;&quot; &quot;&amp;[Tablas.N15]" office:value-type="string" office:string-value="Obtener datos de la tbvehiculos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9" table:formula="of:=[Tablas.N16]&amp;&quot;, &quot;&amp;[Tablas.O16]&amp;&quot;, &quot;&amp;[Tablas.P16]&amp;&quot;, &quot;&amp;[Tablas.Q16]" office:value-type="string" office:string-value="vehiculoid, vehiculonombre, vehiculomarca, vehiculomodelo" calcext:value-type="string">
            <text:p>vehiculoid, vehiculonombre, vehiculomarca, vehiculomodelo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R">
      <number:day number:style="long"/>
      <number:text>-</number:text>
      <number:month number:textual="true"/>
    </number:date-style>
    <number:date-style style:name="N10113" number:language="es" number:country="CR">
      <number:month number:textual="true"/>
      <number:text>-</number:text>
      <number:year/>
    </number:date-style>
    <number:date-style style:name="N10114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5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6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R">
      <loext:text> </loext:text>
      <loext:fill-character> </loext:fill-character>
      <number:text>- </number:text>
    </number:number-style>
    <number:text-style style:name="N10119" number:language="es" number:country="C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CR">
      <loext:text> ₡</loext:text>
      <loext:fill-character> </loext:fill-character>
      <number:text>- </number:text>
    </number:number-style>
    <number:text-style style:name="N10120" number:language="es" number:country="C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C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3:32:40</meta:creation-date>
    <dc:date>2017-08-29T18:59:50.787083140</dc:date>
    <meta:generator>LibreOffice/5.1.6.2$Linux_X86_64 LibreOffice_project/10m0$Build-2</meta:generator>
    <meta:editing-duration>PT36M33S</meta:editing-duration>
    <meta:editing-cycles>13</meta:editing-cycles>
    <meta:document-statistic meta:table-count="3" meta:cell-count="3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